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ManagementFacadeImpl.setCorrelation( final Long iid , final Long scopeId , final String correlationSet , final QName [ ] propertyNames , final CorrelationKey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ManagementFacadeImpl.getEvents( final Long iid , final int startIdx , final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pelManagementFacadeImpl.getBreakpoints(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ManagementFacadeImpl.setVariable( Long pid , Long scopeId , String varName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ManagementFacadeImpl.removeGlobalBreakpoint( String procid , Breakpoint 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ManagementFacadeImpl.addVariableModificationBreakpoint( Long iid , String scopename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ManagementFacadeImpl.BpelManagementFacadeImpl( BpelServer server , Process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ManagementFacadeImpl.getProcessInstance( String pid , final CorrelationKey c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ManagementFacadeImpl.nodeToString( XmlDataDAO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ManagementFacadeImpl.addActivityBreakpoint( Long iid , String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ManagementFacadeImpl.step( final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ManagementFacadeImpl.addGlobalActivityBreakpoint( String procid , String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ManagementFacadeImpl.getStartTime( final Long i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pelManagementFacadeImpl.getState( final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ManagementFacadeImpl.removeBreakpoint( Long iid , Breakpoint 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ManagementFacadeImpl.getEventCount( final Long i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ManagementFacadeImpl.getGlobalBreakpoints( String pro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ManagementFacadeImpl.findCorrelationSetDAO( ProcessInstanceDAO instance , Long scopeId , String correlation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ManagementFacadeImpl.run( BpelDAOConnect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ManagementFacadeImpl.getScopeInstancesForScope( final Long iid , final String sco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pelManagementFacadeImpl.getCorrelation( final Long iid , final Long scopeId , final String correlation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ManagementFacadeImpl.getCompletedFault( final Long i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pelManagementFacadeImpl.getVariable( final Long iid , final Long scopeId , final String va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